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еминар 1</text:p>
      <text:p text:style-name="P1"/>
      <text:p text:style-name="P2"><text:span text:style-name="T1">Задача 1</text:span>: Напишите программу, которая запрашивает у пользователя число N, а затем выводит на консоль сумму чисел от 1 до N (включая N).</text:p>
      <text:p text:style-name="P2"/>
      <text:p text:style-name="P2"><text:span text:style-name="T1">Задача 2</text:span>: Напишите программу, в которой функция main() вызывает определённую пользователем функцию, принимающую в качестве аргумента температуру в градусах Цельсия и возвращающую эквивалентное значение в градусах Фаренгейта. </text:p>
      <text:p text:style-name="P2">По запросу программы температуру в градусах Цельсия вводит пользователь, затем программа отображает результат.</text:p>
      <text:p text:style-name="P2">Данные, выводимые на экран, имеют следующий вид:</text:p>
      <text:p text:style-name="P2"/>
      <text:p text:style-name="P3">Please enter a Celsius value: 20</text:p>
      <text:p text:style-name="P3">20 degree Celsius is 68 degrees Fahrenheit.</text:p>
      <text:p text:style-name="P2"/>
      <text:p text:style-name="P2">Для справки: вот формула для выполнения преобразования:</text:p>
      <text:p text:style-name="P2">Fahrenheit = 1.8 * Celsius + 32</text:p>
      <text:p text:style-name="P2"/>
      <text:p text:style-name="P2"><text:span text:style-name="T1">Задача 3</text:span>: Напишите программу, которая последовательно считывает строки из стандартного потока ввода и для каждой из них определяет, является ли она палиндромом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n Khalkechev</meta:initial-creator>
    <meta:creation-date>2016-01-02T23:45:19</meta:creation-date>
    <dc:date>2016-01-04T18:29:04</dc:date>
    <dc:creator>Roman Khalkechev</dc:creator>
    <meta:editing-duration>PT19M42S</meta:editing-duration>
    <meta:editing-cycles>24</meta:editing-cycles>
    <meta:generator>OpenOffice/4.1.2$Unix OpenOffice.org_project/412m3$Build-9782</meta:generator>
    <meta:document-statistic meta:table-count="0" meta:image-count="0" meta:object-count="0" meta:page-count="1" meta:paragraph-count="10" meta:word-count="121" meta:character-count="848"/>
  </office:meta>
</office:document-meta>
</file>